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125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3.625in"/>
    </style:style>
    <style:style style:name="Table1.C" style:family="table-column">
      <style:table-column-properties style:column-width="1.0625in"/>
    </style:style>
    <style:style style:name="Table1.D" style:family="table-column">
      <style:table-column-properties style:column-width="0.87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125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3.625in"/>
    </style:style>
    <style:style style:name="Table2.C" style:family="table-column">
      <style:table-column-properties style:column-width="1.0625in"/>
    </style:style>
    <style:style style:name="Table2.D" style:family="table-column">
      <style:table-column-properties style:column-width="0.8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125in" table:align="left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3.625in"/>
    </style:style>
    <style:style style:name="Table3.C" style:family="table-column">
      <style:table-column-properties style:column-width="1.0625in"/>
    </style:style>
    <style:style style:name="Table3.D" style:family="table-column">
      <style:table-column-properties style:column-width="0.87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125in" table:align="left"/>
    </style:style>
    <style:style style:name="Table4.A" style:family="table-column">
      <style:table-column-properties style:column-width="0.5625in"/>
    </style:style>
    <style:style style:name="Table4.B" style:family="table-column">
      <style:table-column-properties style:column-width="3.625in"/>
    </style:style>
    <style:style style:name="Table4.C" style:family="table-column">
      <style:table-column-properties style:column-width="1.0625in"/>
    </style:style>
    <style:style style:name="Table4.D" style:family="table-column">
      <style:table-column-properties style:column-width="0.875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officeooo:paragraph-rsid="000c58eb"/>
    </style:style>
    <style:style style:name="P2" style:family="paragraph" style:parent-style-name="Standard">
      <style:text-properties fo:language="bg" fo:country="BG"/>
    </style:style>
    <style:style style:name="P3" style:family="paragraph" style:parent-style-name="Table_20_Contents">
      <style:text-properties fo:font-size="10pt" officeooo:rsid="00065944" officeooo:paragraph-rsid="00065944" style:font-size-asian="10pt" style:font-size-complex="10pt"/>
    </style:style>
    <style:style style:name="P4" style:family="paragraph" style:parent-style-name="Table_20_Contents">
      <style:text-properties fo:font-size="10pt" officeooo:rsid="00065944" officeooo:paragraph-rsid="00071408" style:font-size-asian="10pt" style:font-size-complex="10pt"/>
    </style:style>
    <style:style style:name="P5" style:family="paragraph" style:parent-style-name="Table_20_Heading">
      <style:text-properties officeooo:rsid="00065944" officeooo:paragraph-rsid="00065944"/>
    </style:style>
    <style:style style:name="P6" style:family="paragraph" style:parent-style-name="Text_20_body">
      <style:paragraph-properties fo:margin-top="0in" fo:margin-bottom="0in" style:contextual-spacing="false"/>
      <style:text-properties fo:color="#000000" loext:opacity="100%"/>
    </style:style>
    <style:style style:name="P7" style:family="paragraph" style:parent-style-name="Text_20_body">
      <style:text-properties fo:color="#000000" loext:opacity="100%"/>
    </style:style>
    <style:style style:name="P8" style:family="paragraph" style:parent-style-name="Text_20_body">
      <style:text-properties fo:language="bg" fo:country="BG"/>
    </style:style>
    <style:style style:name="P9" style:family="paragraph" style:parent-style-name="Text_20_body">
      <style:text-properties officeooo:paragraph-rsid="000a6a1f"/>
    </style:style>
    <style:style style:name="P10" style:family="paragraph" style:parent-style-name="Text_20_body">
      <style:text-properties officeooo:paragraph-rsid="000c58eb"/>
    </style:style>
    <style:style style:name="T1" style:family="text">
      <style:text-properties fo:color="#0000cd" loext:opacity="100%"/>
    </style:style>
    <style:style style:name="T2" style:family="text">
      <style:text-properties fo:color="#a52a2a" loext:opacity="100%"/>
    </style:style>
    <style:style style:name="T3" style:family="text">
      <style:text-properties fo:color="#ff0000" loext:opacity="100%"/>
    </style:style>
    <style:style style:name="T4" style:family="text">
      <style:text-properties officeooo:rsid="000a1253"/>
    </style:style>
    <style:style style:name="T5" style:family="text">
      <style:text-properties officeooo:rsid="000a6a1f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language="bg" fo:country="BG"/>
    </style:style>
    <style:style style:name="T8" style:family="text">
      <style:text-properties fo:color="#000000" loext:opacity="100%"/>
    </style:style>
    <style:style style:name="T9" style:family="text">
      <style:text-properties fo:language="bg" fo:country="BG"/>
    </style:style>
    <style:style style:name="T10" style:family="text">
      <style:text-properties fo:language="bg" fo:country="BG" officeooo:rsid="000a6a1f"/>
    </style:style>
    <style:style style:name="T11" style:family="text">
      <style:text-properties fo:language="bg" fo:country="BG" officeooo:rsid="000c58eb"/>
    </style:style>
    <style:style style:name="T12" style:family="text">
      <style:text-properties fo:color="#069a2e" loext:opacity="100%" officeooo:rsid="000a6a1f"/>
    </style:style>
    <style:style style:name="T13" style:family="text">
      <style:text-properties officeooo:rsid="000c58eb"/>
    </style:style>
    <style:style style:name="T1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atetime<text:span text:style-name="T5"> - дата и час</text:span></text:h>
      <text:p text:style-name="Horizontal_20_Line"/>
      <text:p text:style-name="Text_20_body">https://www.w3schools.com/python/python_datetime.asp</text:p>
      <text:h text:style-name="Heading_20_2" text:outline-level="2">Python Dates<text:span text:style-name="T5"> - дати</text:span></text:h>
      <text:p text:style-name="P8">Датата в Python не е тип данни сама по себе си, но можем да импортираме модул с име <text:span text:style-name="T6">datetime</text:span>, за да работим с дати като обекти за дата.</text:p>
      <text:h text:style-name="Heading_20_3" text:outline-level="3">Example</text:h>
      <text:p text:style-name="Text_20_body"><text:span text:style-name="T9">Импортирайте модула datetime и покажете текущата дата</text:span><text:span text:style-name="T10"> и час</text:span><text:span text:style-name="T9">: <text:line-break/></text:span><text:span text:style-name="T1">import</text:span><text:span text:style-name="T8"> datetime<text:line-break/>x = datetime.datetime.now()<text:line-break/></text:span><text:span text:style-name="T1">print</text:span><text:span text:style-name="T8">(x)</text:span></text:p>
      <text:p text:style-name="P9"><text:span text:style-name="T5">връща във формат: </text:span><text:span text:style-name="T12">datetime.datetime(2023, 2, 4, 23, 58, 28, 301949)</text:span></text:p>
      <text:p text:style-name="Horizontal_20_Line"/>
      <text:h text:style-name="Heading_20_2" text:outline-level="2">Date Output<text:span text:style-name="T5"> - извеждане на дата</text:span></text:h>
      <text:p text:style-name="P8">Когато изпълним кода от примера по-горе, резултатът ще бъде:</text:p>
      <text:p text:style-name="Text_20_body"><text:span text:style-name="Source_20_Text">2023-02-04 21:10:44.033824 </text:span></text:p>
      <text:p text:style-name="P8">Датата съдържа година, месец, ден, час, минута, секунда и микросекунда.</text:p>
      <text:p text:style-name="P8">Модулът <text:span text:style-name="T6">datetime</text:span> има много методи за връщане на информация за обекта за дата.</text:p>
      <text:p text:style-name="Text_20_body"><text:span text:style-name="T9">Ето няколко примера, ще научите повече за тях по-късно в тази глава:</text:span> </text:p>
      <text:h text:style-name="Heading_20_3" text:outline-level="3">Example</text:h>
      <text:p text:style-name="P8">Върнете годината и името на деня от седмицата:</text:p>
      <text:p text:style-name="P6"><text:span text:style-name="T1">import</text:span> datetime<text:line-break/>x = datetime.datetime.now()<text:line-break/><text:span text:style-name="T1">print</text:span>(x.year)<text:line-break/><text:span text:style-name="T1">print</text:span>(x.strftime(<text:span text:style-name="T2">"%A"</text:span>)) </text:p>
      <text:p text:style-name="Horizontal_20_Line"/>
      <text:h text:style-name="Heading_20_2" text:outline-level="2">Creating Date Objects<text:span text:style-name="T13"> - с</text:span><text:span text:style-name="T9">ъздаване на обекти за дата</text:span></text:h>
      <text:p text:style-name="P8">За да създадем дата, можем да използваме класа (конструктор) <text:span text:style-name="T6">datetime()</text:span> на модула <text:span text:style-name="T6">datetime</text:span>.</text:p>
      <text:p text:style-name="P8">Класът <text:span text:style-name="T6">datetime()</text:span> изисква три параметъра за създаване на дата: година, месец, ден.</text:p>
      <text:h text:style-name="Heading_20_3" text:outline-level="3"><text:soft-page-break/>Example</text:h>
      <text:p text:style-name="Text_20_body"><text:span text:style-name="T13">Създайте обект за дата</text:span>:</text:p>
      <text:p text:style-name="P6"><text:span text:style-name="T1">import</text:span> datetime<text:line-break/>x = datetime.datetime(<text:span text:style-name="T3">2020</text:span>, <text:span text:style-name="T3">5</text:span>, <text:span text:style-name="T3">17</text:span>)<text:line-break/><text:span text:style-name="T1">print</text:span>(x) </text:p>
      <text:p text:style-name="Standard"/>
      <text:p text:style-name="P2">Класът <text:span text:style-name="T6">datetime()</text:span> също приема параметри за час и часова зона (час, минута, секунда, микросекунда, tzone), но те не са задължителни и имат стойност по подразбиране <text:span text:style-name="T6">0</text:span> (<text:span text:style-name="T6">Няма</text:span> за часова зона).</text:p>
      <text:p text:style-name="Standard"/>
      <text:h text:style-name="P1" text:outline-level="2">The strftime() Method<text:span text:style-name="T13"> - методът strftime()</text:span></text:h>
      <text:p text:style-name="P8">Обектът <text:span text:style-name="T6">datetime</text:span> има метод за форматиране на обекти за дата в чети<text:span text:style-name="T13">ри</text:span> низ<text:span text:style-name="T13">а</text:span>.</text:p>
      <text:p text:style-name="P10"><text:span text:style-name="T9">Методът се нарича </text:span><text:span text:style-name="T7">strftime()</text:span><text:span text:style-name="T9"> и приема един параметър</text:span><text:span text:style-name="T11"> -</text:span><text:span text:style-name="T9"> </text:span><text:span text:style-name="Source_20_Text">format</text:span><text:span text:style-name="T9">, за да посочи формата на върнатия низ:</text:span></text:p>
      <text:h text:style-name="Heading_20_3" text:outline-level="3">Example</text:h>
      <text:p text:style-name="P8">Показване на името на месеца:</text:p>
      <text:p text:style-name="P7"><text:span text:style-name="T1">import</text:span> datetime<text:line-break/>x = datetime.datetime(<text:span text:style-name="T3">2018</text:span>, <text:span text:style-name="T3">6</text:span>, <text:span text:style-name="T3">1</text:span>)<text:line-break/><text:span text:style-name="T1">print</text:span>(x.strftime(<text:span text:style-name="T2">"%B"</text:span>)) </text:p>
      <text:p text:style-name="P8">Препратка към всички <text:span text:style-name="T4">легални</text:span> кодове на формат: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Директива</text:p>
          </table:table-cell>
          <table:table-cell table:style-name="Table1.A1" office:value-type="string">
            <text:p text:style-name="P5">Описание</text:p>
          </table:table-cell>
          <table:table-cell table:style-name="Table1.A1" office:value-type="string">
            <text:p text:style-name="P5">Пример</text:p>
          </table:table-cell>
          <table:table-cell table:style-name="Table1.A1" office:value-type="string">
            <text:p text:style-name="P5">Опитай</text:p>
          </table:table-cell>
        </table:table-row>
        <table:table-row>
          <table:table-cell table:style-name="Table1.A1" office:value-type="string">
            <text:p text:style-name="Table_20_Contents">%a</text:p>
          </table:table-cell>
          <table:table-cell table:style-name="Table1.A1" office:value-type="string">
            <text:p text:style-name="Table_20_Contents">Weekday, short version</text:p>
          </table:table-cell>
          <table:table-cell table:style-name="Table1.A1" office:value-type="string">
            <text:p text:style-name="Table_20_Contents">Wed</text:p>
          </table:table-cell>
          <table:table-cell table:style-name="Table1.A1" office:value-type="string">
            <text:p text:style-name="P3"><text:a xlink:type="simple" xlink:href="https://www.w3schools.com/python/trypython.asp?filename=demo_datetime_strftime_a" text:style-name="Internet_20_link" text:visited-style-name="Visited_20_Internet_20_Link">Натисни тук</text:a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%A</text:p>
          </table:table-cell>
          <table:table-cell table:style-name="Table2.A1" office:value-type="string">
            <text:p text:style-name="Table_20_Contents">Weekday, full version</text:p>
          </table:table-cell>
          <table:table-cell table:style-name="Table2.A1" office:value-type="string">
            <text:p text:style-name="Table_20_Contents">Wednesday</text:p>
          </table:table-cell>
          <table:table-cell table:style-name="Table2.A1" office:value-type="string">
            <text:p text:style-name="P4"><text:a xlink:type="simple" xlink:href="https://www.w3schools.com/python/trypython.asp?filename=demo_datetime_strftime_a2" text:style-name="Internet_20_link" text:visited-style-name="Visited_20_Internet_20_Link">Натисни тук</text:a></text:p>
          </table:table-cell>
        </table:table-row>
        <table:table-row>
          <table:table-cell table:style-name="Table2.A1" office:value-type="string">
            <text:p text:style-name="Table_20_Contents">%w</text:p>
          </table:table-cell>
          <table:table-cell table:style-name="Table2.A1" office:value-type="string">
            <text:p text:style-name="Table_20_Contents">Weekday as a number 0-6, 0 is Sunday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P4"><text:a xlink:type="simple" xlink:href="https://www.w3schools.com/python/trypython.asp?filename=demo_datetime_strftime_w" text:style-name="Internet_20_link" text:visited-style-name="Visited_20_Internet_20_Link">Натисни тук</text:a></text:p>
          </table:table-cell>
        </table:table-row>
        <table:table-row>
          <table:table-cell table:style-name="Table2.A1" office:value-type="string">
            <text:p text:style-name="Table_20_Contents">%d</text:p>
          </table:table-cell>
          <table:table-cell table:style-name="Table2.A1" office:value-type="string">
            <text:p text:style-name="Table_20_Contents">Day of month 01-31</text:p>
          </table:table-cell>
          <table:table-cell table:style-name="Table2.A1" office:value-type="string">
            <text:p text:style-name="Table_20_Contents">31</text:p>
          </table:table-cell>
          <table:table-cell table:style-name="Table2.A1" office:value-type="string">
            <text:p text:style-name="P4"><text:a xlink:type="simple" xlink:href="https://www.w3schools.com/python/trypython.asp?filename=demo_datetime_strftime_d" text:style-name="Internet_20_link" text:visited-style-name="Visited_20_Internet_20_Link">Натисни тук</text:a></text:p>
          </table:table-cell>
        </table:table-row>
        <table:table-row>
          <table:table-cell table:style-name="Table2.A1" office:value-type="string">
            <text:p text:style-name="Table_20_Contents">%b</text:p>
          </table:table-cell>
          <table:table-cell table:style-name="Table2.A1" office:value-type="string">
            <text:p text:style-name="Table_20_Contents">Month name, short version</text:p>
          </table:table-cell>
          <table:table-cell table:style-name="Table2.A1" office:value-type="string">
            <text:p text:style-name="Table_20_Contents">Dec</text:p>
          </table:table-cell>
          <table:table-cell table:style-name="Table2.A1" office:value-type="string">
            <text:p text:style-name="P4"><text:a xlink:type="simple" xlink:href="https://www.w3schools.com/python/trypython.asp?filename=demo_datetime_strftime_b" text:style-name="Internet_20_link" text:visited-style-name="Visited_20_Internet_20_Link">Натисни тук</text:a></text:p>
          </table:table-cell>
        </table:table-row>
        <table:table-row>
          <table:table-cell table:style-name="Table2.A1" office:value-type="string">
            <text:p text:style-name="Table_20_Contents">%B</text:p>
          </table:table-cell>
          <table:table-cell table:style-name="Table2.A1" office:value-type="string">
            <text:p text:style-name="Table_20_Contents">Month name, full version</text:p>
          </table:table-cell>
          <table:table-cell table:style-name="Table2.A1" office:value-type="string">
            <text:p text:style-name="Table_20_Contents">December</text:p>
          </table:table-cell>
          <table:table-cell table:style-name="Table2.A1" office:value-type="string">
            <text:p text:style-name="P4"><text:a xlink:type="simple" xlink:href="https://www.w3schools.com/python/trypython.asp?filename=demo_datetime_strftime_b2" text:style-name="Internet_20_link" text:visited-style-name="Visited_20_Internet_20_Link">Натисни тук</text:a></text:p>
          </table:table-cell>
        </table:table-row>
        <table:table-row>
          <table:table-cell table:style-name="Table2.A1" office:value-type="string">
            <text:p text:style-name="Table_20_Contents">%m</text:p>
          </table:table-cell>
          <table:table-cell table:style-name="Table2.A1" office:value-type="string">
            <text:p text:style-name="Table_20_Contents">Month as a number 01-12</text:p>
          </table:table-cell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P4"><text:a xlink:type="simple" xlink:href="https://www.w3schools.com/python/trypython.asp?filename=demo_datetime_strftime_m" text:style-name="Internet_20_link" text:visited-style-name="Visited_20_Internet_20_Link">Натисни тук</text:a></text:p>
          </table:table-cell>
        </table:table-row>
        <table:table-row>
          <table:table-cell table:style-name="Table2.A1" office:value-type="string">
            <text:p text:style-name="Table_20_Contents">%y</text:p>
          </table:table-cell>
          <table:table-cell table:style-name="Table2.A1" office:value-type="string">
            <text:p text:style-name="Table_20_Contents">Year, short version, without century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P4"><text:a xlink:type="simple" xlink:href="https://www.w3schools.com/python/trypython.asp?filename=demo_datetime_strftime_y" text:style-name="Internet_20_link" text:visited-style-name="Visited_20_Internet_20_Link">Натисни тук</text:a></text:p>
          </table:table-cell>
        </table:table-row>
        <table:table-row>
          <table:table-cell table:style-name="Table2.A1" office:value-type="string">
            <text:p text:style-name="Table_20_Contents">%Y</text:p>
          </table:table-cell>
          <table:table-cell table:style-name="Table2.A1" office:value-type="string">
            <text:p text:style-name="Table_20_Contents">Year, full version</text:p>
          </table:table-cell>
          <table:table-cell table:style-name="Table2.A1" office:value-type="string">
            <text:p text:style-name="Table_20_Contents">2018</text:p>
          </table:table-cell>
          <table:table-cell table:style-name="Table2.A1" office:value-type="string">
            <text:p text:style-name="P4"><text:a xlink:type="simple" xlink:href="https://www.w3schools.com/python/trypython.asp?filename=demo_datetime_strftime_y2" text:style-name="Internet_20_link" text:visited-style-name="Visited_20_Internet_20_Link">Натисни тук</text:a></text:p>
          </table:table-cell>
        </table:table-row>
        <table:table-row>
          <table:table-cell table:style-name="Table2.A1" office:value-type="string">
            <text:p text:style-name="Table_20_Contents">%H</text:p>
          </table:table-cell>
          <table:table-cell table:style-name="Table2.A1" office:value-type="string">
            <text:p text:style-name="Table_20_Contents">Hour 00-23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P4"><text:a xlink:type="simple" xlink:href="https://www.w3schools.com/python/trypython.asp?filename=demo_datetime_strftime_h2" text:style-name="Internet_20_link" text:visited-style-name="Visited_20_Internet_20_Link">Натисни тук</text:a></text:p>
          </table:table-cell>
        </table:table-row>
        <table:table-row>
          <table:table-cell table:style-name="Table2.A1" office:value-type="string">
            <text:p text:style-name="Table_20_Contents">%I</text:p>
          </table:table-cell>
          <table:table-cell table:style-name="Table2.A1" office:value-type="string">
            <text:p text:style-name="Table_20_Contents">Hour 00-12</text:p>
          </table:table-cell>
          <table:table-cell table:style-name="Table2.A1" office:value-type="string">
            <text:p text:style-name="Table_20_Contents">05</text:p>
          </table:table-cell>
          <table:table-cell table:style-name="Table2.A1" office:value-type="string">
            <text:p text:style-name="P4"><text:a xlink:type="simple" xlink:href="https://www.w3schools.com/python/trypython.asp?filename=demo_datetime_strftime_i2" text:style-name="Internet_20_link" text:visited-style-name="Visited_20_Internet_20_Link">Натисни тук</text:a></text:p>
          </table:table-cell>
        </table:table-row>
        <table:table-row>
          <table:table-cell table:style-name="Table2.A1" office:value-type="string">
            <text:p text:style-name="Table_20_Contents">%p</text:p>
          </table:table-cell>
          <table:table-cell table:style-name="Table2.A1" office:value-type="string">
            <text:p text:style-name="Table_20_Contents">AM/PM</text:p>
          </table:table-cell>
          <table:table-cell table:style-name="Table2.A1" office:value-type="string">
            <text:p text:style-name="Table_20_Contents">PM</text:p>
          </table:table-cell>
          <table:table-cell table:style-name="Table2.A1" office:value-type="string">
            <text:p text:style-name="P4"><text:a xlink:type="simple" xlink:href="https://www.w3schools.com/python/trypython.asp?filename=demo_datetime_strftime_p" text:style-name="Internet_20_link" text:visited-style-name="Visited_20_Internet_20_Link">Натисни тук</text:a></text:p>
          </table:table-cell>
        </table:table-row>
        <table:table-row>
          <table:table-cell table:style-name="Table2.A1" office:value-type="string">
            <text:p text:style-name="Table_20_Contents">%M</text:p>
          </table:table-cell>
          <table:table-cell table:style-name="Table2.A1" office:value-type="string">
            <text:p text:style-name="Table_20_Contents">Minute 00-59</text:p>
          </table:table-cell>
          <table:table-cell table:style-name="Table2.A1" office:value-type="string">
            <text:p text:style-name="Table_20_Contents">41</text:p>
          </table:table-cell>
          <table:table-cell table:style-name="Table2.A1" office:value-type="string">
            <text:p text:style-name="P4"><text:a xlink:type="simple" xlink:href="https://www.w3schools.com/python/trypython.asp?filename=demo_datetime_strftime_m2" text:style-name="Internet_20_link" text:visited-style-name="Visited_20_Internet_20_Link">Натисни тук</text:a></text:p>
          </table:table-cell>
        </table:table-row>
        <table:table-row>
          <table:table-cell table:style-name="Table2.A1" office:value-type="string">
            <text:p text:style-name="Table_20_Contents">%S</text:p>
          </table:table-cell>
          <table:table-cell table:style-name="Table2.A1" office:value-type="string">
            <text:p text:style-name="Table_20_Contents">Second 00-59</text:p>
          </table:table-cell>
          <table:table-cell table:style-name="Table2.A1" office:value-type="string">
            <text:p text:style-name="Table_20_Contents">08</text:p>
          </table:table-cell>
          <table:table-cell table:style-name="Table2.A1" office:value-type="string">
            <text:p text:style-name="P4"><text:a xlink:type="simple" xlink:href="https://www.w3schools.com/python/trypython.asp?filename=demo_datetime_strftime_s2" text:style-name="Internet_20_link" text:visited-style-name="Visited_20_Internet_20_Link">Натисни тук</text:a></text:p>
          </table:table-cell>
        </table:table-row>
        <table:table-row>
          <table:table-cell table:style-name="Table2.A1" office:value-type="string">
            <text:p text:style-name="Table_20_Contents">%f</text:p>
          </table:table-cell>
          <table:table-cell table:style-name="Table2.A1" office:value-type="string">
            <text:p text:style-name="Table_20_Contents">Microsecond 000000-999999</text:p>
          </table:table-cell>
          <table:table-cell table:style-name="Table2.A1" office:value-type="string">
            <text:p text:style-name="Table_20_Contents">548513</text:p>
          </table:table-cell>
          <table:table-cell table:style-name="Table2.A1" office:value-type="string">
            <text:p text:style-name="P4"><text:a xlink:type="simple" xlink:href="https://www.w3schools.com/python/trypython.asp?filename=demo_datetime_strftime_f" text:style-name="Internet_20_link" text:visited-style-name="Visited_20_Internet_20_Link">Натисни тук</text:a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%z</text:p>
          </table:table-cell>
          <table:table-cell table:style-name="Table3.A1" office:value-type="string">
            <text:p text:style-name="Table_20_Contents">UTC offset</text:p>
          </table:table-cell>
          <table:table-cell table:style-name="Table3.A1" office:value-type="string">
            <text:p text:style-name="Table_20_Contents">+0100</text:p>
          </table:table-cell>
          <table:table-cell table:style-name="Table3.A1" office:value-type="string">
            <text:p text:style-name="P4"/>
          </table:table-cell>
        </table:table-row>
        <text:soft-page-break/>
        <table:table-row>
          <table:table-cell table:style-name="Table3.A1" office:value-type="string">
            <text:p text:style-name="Table_20_Contents">%Z</text:p>
          </table:table-cell>
          <table:table-cell table:style-name="Table3.A1" office:value-type="string">
            <text:p text:style-name="Table_20_Contents">Timezone</text:p>
          </table:table-cell>
          <table:table-cell table:style-name="Table3.A1" office:value-type="string">
            <text:p text:style-name="Table_20_Contents">CST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Table_20_Contents">%j</text:p>
          </table:table-cell>
          <table:table-cell table:style-name="Table3.A1" office:value-type="string">
            <text:p text:style-name="Table_20_Contents">Day number of year 001-366</text:p>
          </table:table-cell>
          <table:table-cell table:style-name="Table3.A1" office:value-type="string">
            <text:p text:style-name="Table_20_Contents">365</text:p>
          </table:table-cell>
          <table:table-cell table:style-name="Table3.A1" office:value-type="string">
            <text:p text:style-name="P4"><text:a xlink:type="simple" xlink:href="https://www.w3schools.com/python/trypython.asp?filename=demo_datetime_strftime_j" text:style-name="Internet_20_link" text:visited-style-name="Visited_20_Internet_20_Link">Натисни тук</text:a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%U</text:p>
          </table:table-cell>
          <table:table-cell table:style-name="Table4.A1" office:value-type="string">
            <text:p text:style-name="Table_20_Contents">Week number of year, Sunday as the first day of week, 00-53</text:p>
          </table:table-cell>
          <table:table-cell table:style-name="Table4.A1" office:value-type="string">
            <text:p text:style-name="Table_20_Contents">52</text:p>
          </table:table-cell>
          <table:table-cell table:style-name="Table4.A1" office:value-type="string">
            <text:p text:style-name="P4"><text:a xlink:type="simple" xlink:href="https://www.w3schools.com/python/trypython.asp?filename=demo_datetime_strftime_u2" text:style-name="Internet_20_link" text:visited-style-name="Visited_20_Internet_20_Link">Натисни тук</text:a></text:p>
          </table:table-cell>
        </table:table-row>
        <table:table-row>
          <table:table-cell table:style-name="Table4.A1" office:value-type="string">
            <text:p text:style-name="Table_20_Contents">%W</text:p>
          </table:table-cell>
          <table:table-cell table:style-name="Table4.A1" office:value-type="string">
            <text:p text:style-name="Table_20_Contents">Week number of year, Monday as the first day of week, 00-53</text:p>
          </table:table-cell>
          <table:table-cell table:style-name="Table4.A1" office:value-type="string">
            <text:p text:style-name="Table_20_Contents">52</text:p>
          </table:table-cell>
          <table:table-cell table:style-name="Table4.A1" office:value-type="string">
            <text:p text:style-name="P4"><text:a xlink:type="simple" xlink:href="https://www.w3schools.com/python/trypython.asp?filename=demo_datetime_strftime_w2" text:style-name="Internet_20_link" text:visited-style-name="Visited_20_Internet_20_Link">Натисни тук</text:a></text:p>
          </table:table-cell>
        </table:table-row>
        <table:table-row>
          <table:table-cell table:style-name="Table4.A1" office:value-type="string">
            <text:p text:style-name="Table_20_Contents">%c</text:p>
          </table:table-cell>
          <table:table-cell table:style-name="Table4.A1" office:value-type="string">
            <text:p text:style-name="Table_20_Contents">Local version of date and time</text:p>
          </table:table-cell>
          <table:table-cell table:style-name="Table4.A1" office:value-type="string">
            <text:p text:style-name="Table_20_Contents">Mon Dec 31 17:41:00 2018</text:p>
          </table:table-cell>
          <table:table-cell table:style-name="Table4.A1" office:value-type="string">
            <text:p text:style-name="P4"><text:a xlink:type="simple" xlink:href="https://www.w3schools.com/python/trypython.asp?filename=demo_datetime_strftime_c" text:style-name="Internet_20_link" text:visited-style-name="Visited_20_Internet_20_Link">Натисни тук</text:a></text:p>
          </table:table-cell>
        </table:table-row>
        <table:table-row>
          <table:table-cell table:style-name="Table4.A1" office:value-type="string">
            <text:p text:style-name="Table_20_Contents">%C</text:p>
          </table:table-cell>
          <table:table-cell table:style-name="Table4.A1" office:value-type="string">
            <text:p text:style-name="Table_20_Contents">Century</text:p>
          </table:table-cell>
          <table:table-cell table:style-name="Table4.A1" office:value-type="string">
            <text:p text:style-name="Table_20_Contents">20</text:p>
          </table:table-cell>
          <table:table-cell table:style-name="Table4.A1" office:value-type="string">
            <text:p text:style-name="P4"><text:a xlink:type="simple" xlink:href="https://www.w3schools.com/python/trypython.asp?filename=demo_datetime_strftime_century" text:style-name="Internet_20_link" text:visited-style-name="Visited_20_Internet_20_Link">Натисни тук</text:a></text:p>
          </table:table-cell>
        </table:table-row>
        <table:table-row>
          <table:table-cell table:style-name="Table4.A1" office:value-type="string">
            <text:p text:style-name="Table_20_Contents">%x</text:p>
          </table:table-cell>
          <table:table-cell table:style-name="Table4.A1" office:value-type="string">
            <text:p text:style-name="Table_20_Contents">Local version of date</text:p>
          </table:table-cell>
          <table:table-cell table:style-name="Table4.A1" office:value-type="string">
            <text:p text:style-name="Table_20_Contents">12/31/18</text:p>
          </table:table-cell>
          <table:table-cell table:style-name="Table4.A1" office:value-type="string">
            <text:p text:style-name="P4"><text:a xlink:type="simple" xlink:href="https://www.w3schools.com/python/trypython.asp?filename=demo_datetime_strftime_x" text:style-name="Internet_20_link" text:visited-style-name="Visited_20_Internet_20_Link">Натисни тук</text:a></text:p>
          </table:table-cell>
        </table:table-row>
        <table:table-row>
          <table:table-cell table:style-name="Table4.A1" office:value-type="string">
            <text:p text:style-name="Table_20_Contents">%X</text:p>
          </table:table-cell>
          <table:table-cell table:style-name="Table4.A1" office:value-type="string">
            <text:p text:style-name="Table_20_Contents">Local version of time</text:p>
          </table:table-cell>
          <table:table-cell table:style-name="Table4.A1" office:value-type="string">
            <text:p text:style-name="Table_20_Contents">17:41:00</text:p>
          </table:table-cell>
          <table:table-cell table:style-name="Table4.A1" office:value-type="string">
            <text:p text:style-name="P4"><text:a xlink:type="simple" xlink:href="https://www.w3schools.com/python/trypython.asp?filename=demo_datetime_strftime_x2" text:style-name="Internet_20_link" text:visited-style-name="Visited_20_Internet_20_Link">Натисни тук</text:a></text:p>
          </table:table-cell>
        </table:table-row>
        <table:table-row>
          <table:table-cell table:style-name="Table4.A1" office:value-type="string">
            <text:p text:style-name="Table_20_Contents">%%</text:p>
          </table:table-cell>
          <table:table-cell table:style-name="Table4.A1" office:value-type="string">
            <text:p text:style-name="Table_20_Contents">A % character</text:p>
          </table:table-cell>
          <table:table-cell table:style-name="Table4.A1" office:value-type="string">
            <text:p text:style-name="Table_20_Contents">%</text:p>
          </table:table-cell>
          <table:table-cell table:style-name="Table4.A1" office:value-type="string">
            <text:p text:style-name="P4"><text:a xlink:type="simple" xlink:href="https://www.w3schools.com/python/trypython.asp?filename=demo_datetime_strftime_percent" text:style-name="Internet_20_link" text:visited-style-name="Visited_20_Internet_20_Link">Натисни тук</text:a></text:p>
          </table:table-cell>
        </table:table-row>
        <table:table-row>
          <table:table-cell table:style-name="Table4.A1" office:value-type="string">
            <text:p text:style-name="Table_20_Contents">%G</text:p>
          </table:table-cell>
          <table:table-cell table:style-name="Table4.A1" office:value-type="string">
            <text:p text:style-name="Table_20_Contents">ISO 8601 year</text:p>
          </table:table-cell>
          <table:table-cell table:style-name="Table4.A1" office:value-type="string">
            <text:p text:style-name="Table_20_Contents">2018</text:p>
          </table:table-cell>
          <table:table-cell table:style-name="Table4.A1" office:value-type="string">
            <text:p text:style-name="P4"><text:a xlink:type="simple" xlink:href="https://www.w3schools.com/python/trypython.asp?filename=demo_datetime_strftime_g" text:style-name="Internet_20_link" text:visited-style-name="Visited_20_Internet_20_Link">Натисни тук</text:a></text:p>
          </table:table-cell>
        </table:table-row>
        <table:table-row>
          <table:table-cell table:style-name="Table4.A1" office:value-type="string">
            <text:p text:style-name="Table_20_Contents">%u</text:p>
          </table:table-cell>
          <table:table-cell table:style-name="Table4.A1" office:value-type="string">
            <text:p text:style-name="Table_20_Contents">ISO 8601 weekday (1-7)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P4"><text:a xlink:type="simple" xlink:href="https://www.w3schools.com/python/trypython.asp?filename=demo_datetime_strftime_u" text:style-name="Internet_20_link" text:visited-style-name="Visited_20_Internet_20_Link">Натисни тук</text:a></text:p>
          </table:table-cell>
        </table:table-row>
        <table:table-row>
          <table:table-cell table:style-name="Table4.A1" office:value-type="string">
            <text:p text:style-name="Table_20_Contents">%V</text:p>
          </table:table-cell>
          <table:table-cell table:style-name="Table4.A1" office:value-type="string">
            <text:p text:style-name="Table_20_Contents">ISO 8601 weeknumber (01-53)</text:p>
          </table:table-cell>
          <table:table-cell table:style-name="Table4.A1" office:value-type="string">
            <text:p text:style-name="Table_20_Contents">01</text:p>
          </table:table-cell>
          <table:table-cell table:style-name="Table4.A1" office:value-type="string">
            <text:p text:style-name="P4"><text:a xlink:type="simple" xlink:href="https://www.w3schools.com/python/trypython.asp?filename=demo_datetime_strftime_v" text:style-name="Internet_20_link" text:visited-style-name="Visited_20_Internet_20_Link">Натисни тук</text:a>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21:10:32.893495248</meta:creation-date>
    <dc:date>2023-02-05T00:22:16.660464488</dc:date>
    <meta:editing-duration>PT7M44S</meta:editing-duration>
    <meta:editing-cycles>2</meta:editing-cycles>
    <meta:generator>LibreOffice/7.3.7.2$Linux_X86_64 LibreOffice_project/30$Build-2</meta:generator>
    <meta:document-statistic meta:table-count="4" meta:image-count="0" meta:object-count="0" meta:page-count="3" meta:paragraph-count="145" meta:word-count="493" meta:character-count="2858" meta:non-whitespace-character-count="2502"/>
  </office:meta>
</office:document-meta>
</file>